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fo:background-color="#ffff99" style:font-size-asian="10pt" style:font-size-complex="10pt"/>
    </style:style>
    <style:style style:name="T1" style:family="text">
      <style:text-properties fo:background-color="#ffff99"/>
    </style:style>
    <style:style style:name="T2" style:family="text">
      <style:text-properties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.test_Puppet = async function(){</text:p>
      <text:p text:style-name="P1"><text:tab/>const browser = await puppeteer.launch();</text:p>
      <text:p text:style-name="P1"><text:tab/>const page = await browser.newPage();</text:p>
      <text:p text:style-name="P1"><text:tab/>await page.goto('https://www.vacationrentalslbi.com/listing.2748'); //2744, 2747, 2748, 2340, 2697, 2694</text:p>
      <text:p text:style-name="P1">//<text:tab/> There are 6 occurences of 'table[class="table table-condensed table-bordered"]' on the page</text:p>
      <text:p text:style-name="P1">//<text:tab/> Each represent a calendar month.</text:p>
      <text:p text:style-name="P1">//<text:tab/> First I want to find all occurrences and confirm the quantity (should be 6)</text:p>
      <text:p text:style-name="P1"/>
      <text:p text:style-name="P1">// At this point, my problem is that I don't know how to properly extract information from “page”</text:p>
      <text:p text:style-name="P1">// The <text:span text:style-name="T1">text in yellow</text:span> is intended to show what I want to do but don't know how to do.</text:p>
      <text:p text:style-name="P1">// I have some understanding that the “page” that Puppeteer produced has handles to information, but that I need to “evaluate” the handles in </text:p>
      <text:p text:style-name="P1">// order to do something with the information. In my case, I'm usually looking for the innerText or a count of elements (e.g. rows in a table).</text:p>
      <text:p text:style-name="P1">// In one case I want to determine if the class of the element matches my target ('class = booked').</text:p>
      <text:p text:style-name="P1"/>
      <text:p text:style-name="P1"/>
      <text:p text:style-name="P1"><text:tab/><text:tab/>year = [May: , June: , July: , August: , September: , October: ];</text:p>
      <text:p text:style-name="P1"><text:tab/><text:tab/>month = [];</text:p>
      <text:p text:style-name="P1"><text:tab/><text:tab/>day = {date: 0, booked: false, rate: 0};</text:p>
      <text:p text:style-name="P1"><text:tab/><text:tab/><text:span text:style-name="T1">month_handles = querySelectAll(table[class="table table-condensed table-bordered"]);</text:span></text:p>
      <text:p text:style-name="P2"><text:span text:style-name="T2"><text:tab/><text:tab/></text:span>month_count = month_handles.length;</text:p>
      <text:p text:style-name="P1"><text:tab/><text:tab/>for(i=0; i&lt;month_count; i++){</text:p>
      <text:p text:style-name="P1"><text:tab/><text:tab/><text:tab/>month_name = get_month_name(){</text:p>
      <text:p text:style-name="P1"><text:tab/><text:tab/><text:tab/><text:tab/><text:span text:style-name="T1">month_handles.querySelector('tbody &gt; tr &gt; th')); // step down to the table header (which is in the first row)</text:span></text:p>
      <text:p text:style-name="P1"><text:span text:style-name="T2"><text:tab/><text:tab/><text:tab/><text:tab/></text:span><text:span text:style-name="T1">return arr.map(th =&gt; th.innerText);</text:span><text:tab/>// pull the month name out of the inner text</text:p>
      <text:p text:style-name="P1"><text:tab/><text:tab/><text:tab/>}</text:p>
      <text:p text:style-name="P1">//<text:tab/><text:tab/><text:tab/>Determine the size to make array "month" (size: rows x columns) </text:p>
      <text:p text:style-name="P1">//<text:tab/><text:tab/><text:tab/><text:tab/><text:tab/>... quantity of rows may be 4,5,or 6 , columns will be 7</text:p>
      <text:p text:style-name="P1">//<text:tab/><text:tab/><text:tab/><text:tab/>determine number of rows</text:p>
      <text:p text:style-name="P2"><text:span text:style-name="T2"><text:tab/><text:tab/><text:tab/><text:tab/><text:tab/></text:span>row_handles = year_handles.querySelectAll('tbody &gt; tr ');<text:tab/>// point to all the rows in a talble</text:p>
      <text:p text:style-name="P2"><text:span text:style-name="T2"><text:tab/><text:tab/><text:tab/><text:tab/><text:tab/></text:span>row_count = row_handles.length-2;<text:tab/>// first two rows are 1) month name 2) day-of-week</text:p>
      <text:p text:style-name="P1">//<text:tab/><text:tab/><text:tab/><text:tab/>determine number of columns <text:tab/><text:tab/><text:tab/>// probably can assume that this will always be 7</text:p>
      <text:p text:style-name="P2"><text:span text:style-name="T2"><text:tab/><text:tab/><text:tab/><text:tab/><text:tab/></text:span>column_handles = row_handles[2].querySelectAll('td') <text:s text:c="2"/>// point to all the columns of row[2]</text:p>
      <text:p text:style-name="P2"><text:span text:style-name="T2"><text:tab/><text:tab/><text:tab/><text:tab/><text:tab/></text:span>column_count = column_handles.length;</text:p>
      <text:p text:style-name="P1">//<text:tab/><text:tab/><text:tab/>Build one copy of the array "month"</text:p>
      <text:p text:style-name="P1"><text:tab/><text:tab/><text:tab/><text:tab/>for(row = 0; row &lt; row_count; row++){</text:p>
      <text:p text:style-name="P1"><text:tab/><text:tab/><text:tab/><text:tab/><text:tab/>for(column = 0; column &lt; column_count; column++){</text:p>
      <text:p text:style-name="P1"><text:tab/><text:tab/><text:tab/><text:tab/><text:tab/> <text:s text:c="4"/>date = get_date(){</text:p>
      <text:p text:style-name="P2"><text:span text:style-name="T2"><text:tab/><text:tab/><text:tab/><text:tab/><text:tab/><text:tab/></text:span>date_text = evaluate(querySelector(table &gt; tbody &gt; tr[row] &gt; td[column]).innerText)</text:p>
      <text:p text:style-name="P1"><text:tab/><text:tab/><text:tab/><text:tab/><text:tab/><text:tab/><text:tab/>return date_text; // should be 1 through 31 or undefined</text:p>
      <text:p text:style-name="P1"><text:tab/><text:tab/><text:tab/><text:tab/><text:tab/> <text:s text:c="4"/>}</text:p>
      <text:p text:style-name="P1"><text:tab/><text:tab/><text:tab/><text:tab/><text:tab/><text:tab/>if(0&lt; date &lt; 32) { // if valid date, get status and rate</text:p>
      <text:p text:style-name="P1"><text:tab/><text:tab/><text:tab/><text:tab/><text:tab/><text:tab/><text:tab/>booked_status = get_booked_status(){</text:p>
      <text:p text:style-name="P1"><text:tab/><text:tab/><text:tab/><text:tab/><text:tab/><text:tab/><text:tab/><text:tab/><text:span text:style-name="T1">booked_handle = querySelector(table &gt; tbody &gt; tr[row] &gt; td[column])</text:span></text:p>
      <text:p text:style-name="P1"><text:tab/><text:tab/><text:tab/><text:tab/><text:tab/><text:tab/><text:tab/><text:tab/>if (<text:span text:style-name="T1">booked_handle.class = 'booked'</text:span>){</text:p>
      <text:p text:style-name="P1"><text:tab/><text:tab/><text:tab/><text:tab/><text:tab/><text:tab/><text:tab/><text:tab/><text:tab/>booked = true;</text:p>
      <text:p text:style-name="P1"><text:tab/><text:tab/><text:tab/><text:tab/><text:tab/><text:tab/><text:tab/><text:tab/>}else{booked = false;}</text:p>
      <text:p text:style-name="P1"><text:tab/><text:tab/><text:tab/><text:tab/><text:tab/><text:tab/><text:tab/><text:tab/>return booked; </text:p>
      <text:p text:style-name="P1"><text:tab/><text:tab/><text:tab/><text:tab/><text:tab/><text:tab/><text:tab/>}</text:p>
      <text:p text:style-name="P1"><text:tab/><text:tab/><text:tab/><text:tab/><text:tab/><text:tab/><text:tab/>rate = get_rate(){</text:p>
      <text:p text:style-name="P1"><text:tab/><text:tab/><text:tab/><text:tab/><text:tab/><text:tab/><text:tab/> <text:s text:c="10"/><text:span text:style-name="T1">rate_string = evaluate(querySelector('td.booked div <text:s/>div <text:s/>ul <text:s/>li').innerText)</text:span></text:p>
      <text:p text:style-name="P1"><text:tab/><text:tab/><text:tab/><text:tab/><text:tab/><text:tab/><text:tab/> <text:s text:c="10"/>return convertToInteger(rate_string)</text:p>
      <text:p text:style-name="P1"><text:tab/><text:tab/><text:tab/><text:tab/><text:tab/><text:tab/><text:tab/>}<text:tab/>// end of get_rate</text:p>
      <text:p text:style-name="P1"><text:tab/><text:tab/><text:tab/><text:tab/><text:tab/><text:tab/>day.booked = booked_status;</text:p>
      <text:p text:style-name="P1"><text:tab/><text:tab/><text:tab/><text:tab/><text:tab/><text:tab/>day.rate = rate;</text:p>
      <text:p text:style-name="P1"><text:tab/><text:tab/><text:tab/><text:tab/><text:tab/><text:tab/>month[date] = day;<text:tab/>// insert the day object into the month array</text:p>
      <text:p text:style-name="P1"><text:tab/><text:tab/><text:tab/><text:tab/><text:tab/><text:tab/>}<text:tab/>// end of if(0&lt; date &lt; 32)</text:p>
      <text:p text:style-name="P1"><text:tab/><text:tab/><text:tab/><text:tab/><text:tab/>} <text:s/>// end of column for loop</text:p>
      <text:p text:style-name="P1"><text:tab/><text:tab/><text:tab/><text:tab/>} // end of row for loop</text:p>
      <text:p text:style-name="P1"><text:tab/><text:tab/><text:tab/>year[month_name] = month; <text:tab/>// add the month to the year array</text:p>
      <text:p text:style-name="P1"><text:tab/><text:tab/>}<text:tab/>// end of month for loop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BK </meta:initial-creator>
    <meta:creation-date>2023-03-04T15:27:26.92</meta:creation-date>
    <dc:date>2023-03-04T15:53:11.92</dc:date>
    <dc:creator>CBK </dc:creator>
    <meta:editing-duration>PT25M42S</meta:editing-duration>
    <meta:editing-cycles>9</meta:editing-cycles>
    <meta:generator>OpenOffice/4.1.7$Win32 OpenOffice.org_project/417m1$Build-9800</meta:generator>
    <meta:document-statistic meta:table-count="0" meta:image-count="0" meta:object-count="0" meta:page-count="1" meta:paragraph-count="57" meta:word-count="482" meta:character-count="3230"/>
  </office:meta>
</office:document-meta>
</file>